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条件语句pq真值表" style:family="table">
      <style:table-properties style:width="17cm" table:align="margins"/>
    </style:style>
    <style:style style:name="条件语句pq真值表.A" style:family="table-column">
      <style:table-column-properties style:column-width="5.667cm" style:rel-column-width="21845*"/>
    </style:style>
    <style:style style:name="条件语句pq真值表.A1" style:family="table-cell">
      <style:table-cell-properties fo:padding="0cm" fo:border="none" style:writing-mode="page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51cm" style:rel-column-width="16384*"/>
    </style:style>
    <style:style style:name="表格1.D" style:family="table-column">
      <style:table-column-properties style:column-width="4.249cm" style:rel-column-width="16383*"/>
    </style:style>
    <style:style style:name="表格1.A1" style:family="table-cell">
      <style:table-cell-properties fo:padding="0cm" fo:border="none" style:writing-mode="page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3.401cm" style:rel-column-width="13107*"/>
    </style:style>
    <style:style style:name="表格2.C" style:family="table-column">
      <style:table-column-properties style:column-width="3.401cm" style:rel-column-width="13108*"/>
    </style:style>
    <style:style style:name="表格2.E" style:family="table-column">
      <style:table-column-properties style:column-width="3.399cm" style:rel-column-width="13106*"/>
    </style:style>
    <style:style style:name="表格2.A1" style:family="table-cell">
      <style:table-cell-properties fo:padding="0cm" fo:border="none" style:writing-mode="page"/>
    </style:style>
    <style:style style:name="表格2.5" style:family="table-row">
      <style:table-row-properties style:min-row-height="0.683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3.401cm" style:rel-column-width="13107*"/>
    </style:style>
    <style:style style:name="表格3.C" style:family="table-column">
      <style:table-column-properties style:column-width="3.401cm" style:rel-column-width="13108*"/>
    </style:style>
    <style:style style:name="表格3.E" style:family="table-column">
      <style:table-column-properties style:column-width="3.399cm" style:rel-column-width="13106*"/>
    </style:style>
    <style:style style:name="表格3.A1" style:family="table-cell">
      <style:table-cell-properties fo:padding="0cm" fo:border="none" style:writing-mode="page"/>
    </style:style>
    <style:style style:name="表格3.5" style:family="table-row">
      <style:table-row-properties style:min-row-height="0.683cm"/>
    </style:style>
    <style:style style:name="_31_1例14" style:display-name="11例14" style:family="table">
      <style:table-properties style:width="17cm" table:align="margins"/>
    </style:style>
    <style:style style:name="_31_1例14.A" style:display-name="11例14.A" style:family="table-column">
      <style:table-column-properties style:column-width="2.833cm" style:rel-column-width="10922*"/>
    </style:style>
    <style:style style:name="_31_1例14.F" style:display-name="11例14.F" style:family="table-column">
      <style:table-column-properties style:column-width="2.835cm" style:rel-column-width="10925*"/>
    </style:style>
    <style:style style:name="_31_1例14.A1" style:display-name="11例14.A1" style:family="table-cell">
      <style:table-cell-properties style:writing-mode="page"/>
    </style:style>
    <style:style style:name="_31_1例14.5" style:display-name="11例14.5" style:family="table-row">
      <style:table-row-properties style:min-row-height="0.653cm"/>
    </style:style>
    <style:style style:name="P1" style:family="paragraph" style:parent-style-name="Standard">
      <style:text-properties style:font-name="Open Sans" fo:font-size="12pt" officeooo:paragraph-rsid="000b5d6a" style:font-name-asian="Open Sans" style:font-size-asian="12pt" style:font-size-complex="12pt"/>
    </style:style>
    <style:style style:name="P2" style:family="paragraph" style:parent-style-name="Standard">
      <style:text-properties style:font-name="Open Sans" fo:font-size="12pt" officeooo:rsid="000fc681" officeooo:paragraph-rsid="000fc681" style:font-name-asian="Open Sans" style:font-size-asian="12pt" style:font-size-complex="12pt"/>
    </style:style>
    <style:style style:name="P3" style:family="paragraph" style:parent-style-name="Standard">
      <style:text-properties style:font-name="Open Sans" fo:font-size="12pt" officeooo:rsid="000fc681" officeooo:paragraph-rsid="0010582e" style:font-name-asian="Open Sans" style:font-size-asian="12pt" style:font-size-complex="12pt"/>
    </style:style>
    <style:style style:name="P4" style:family="paragraph" style:parent-style-name="Standard">
      <style:text-properties style:font-name="Open Sans" fo:font-size="12pt" officeooo:rsid="001166b7" officeooo:paragraph-rsid="001166b7" style:font-name-asian="Open Sans" style:font-size-asian="12pt" style:font-size-complex="12pt"/>
    </style:style>
    <style:style style:name="P5" style:family="paragraph" style:parent-style-name="Standard">
      <style:text-properties style:font-name="Open Sans" fo:font-size="12pt" officeooo:paragraph-rsid="001166b7" style:font-name-asian="Open Sans" style:font-size-asian="12pt" style:font-size-complex="12pt"/>
    </style:style>
    <style:style style:name="P6" style:family="paragraph" style:parent-style-name="Standard">
      <style:text-properties style:font-name="Open Sans" fo:font-size="12pt" officeooo:rsid="0012a36b" officeooo:paragraph-rsid="0012a36b" style:font-name-asian="Open Sans" style:font-size-asian="12pt" style:font-size-complex="12pt"/>
    </style:style>
    <style:style style:name="P7" style:family="paragraph" style:parent-style-name="Standard">
      <style:text-properties style:font-name="Open Sans" fo:font-size="12pt" officeooo:rsid="00193464" officeooo:paragraph-rsid="00193464" style:font-name-asian="Open Sans" style:font-size-asian="12pt" style:font-size-complex="12pt"/>
    </style:style>
    <style:style style:name="P8" style:family="paragraph" style:parent-style-name="Standard">
      <style:text-properties style:font-name="Open Sans" fo:font-size="12pt" officeooo:rsid="001a619c" officeooo:paragraph-rsid="001a619c" style:font-name-asian="Open Sans" style:font-size-asian="12pt" style:font-size-complex="12pt"/>
    </style:style>
    <style:style style:name="P9" style:family="paragraph" style:parent-style-name="Standard">
      <style:text-properties style:font-name="Open Sans" fo:font-size="12pt" officeooo:rsid="001b66a1" officeooo:paragraph-rsid="001b66a1" style:font-name-asian="Open Sans" style:font-size-asian="12pt" style:font-size-complex="12pt"/>
    </style:style>
    <style:style style:name="P10" style:family="paragraph" style:parent-style-name="Standard">
      <style:text-properties style:font-name="Open Sans" fo:font-size="12pt" officeooo:rsid="001b785c" officeooo:paragraph-rsid="001b785c" style:font-name-asian="Open Sans" style:font-size-asian="12pt" style:font-size-complex="12pt"/>
    </style:style>
    <style:style style:name="P11" style:family="paragraph" style:parent-style-name="Standard">
      <style:text-properties style:font-name="Open Sans" fo:font-size="12pt" officeooo:rsid="001c3f89" officeooo:paragraph-rsid="001c3f89" style:font-name-asian="Open Sans" style:font-size-asian="12pt" style:font-size-complex="12pt"/>
    </style:style>
    <style:style style:name="P12" style:family="paragraph" style:parent-style-name="Standard">
      <style:text-properties style:font-name="Open Sans" fo:font-size="12pt" officeooo:rsid="001d4861" officeooo:paragraph-rsid="001d4861" style:font-name-asian="Open Sans" style:font-size-asian="12pt" style:font-size-complex="12pt"/>
    </style:style>
    <style:style style:name="P13" style:family="paragraph" style:parent-style-name="Standard">
      <style:text-properties style:font-name="Open Sans" fo:font-size="12pt" officeooo:rsid="001e9937" officeooo:paragraph-rsid="001e9937" style:font-name-asian="Open Sans" style:font-size-asian="12pt" style:font-size-complex="12pt"/>
    </style:style>
    <style:style style:name="P14" style:family="paragraph" style:parent-style-name="Standard">
      <style:text-properties style:font-name="Open Sans" fo:font-size="12pt" officeooo:rsid="001edf8f" officeooo:paragraph-rsid="001edf8f" style:font-name-asian="Open Sans" style:font-size-asian="12pt" style:font-size-complex="12pt"/>
    </style:style>
    <style:style style:name="P15" style:family="paragraph" style:parent-style-name="Standard">
      <style:text-properties style:font-name="Open Sans" fo:font-size="12pt" officeooo:rsid="00203ab3" officeooo:paragraph-rsid="00203ab3" style:font-name-asian="Open Sans" style:font-size-asian="12pt" style:font-size-complex="12pt"/>
    </style:style>
    <style:style style:name="P16" style:family="paragraph" style:parent-style-name="Standard">
      <style:text-properties style:font-name="Open Sans" fo:font-size="12pt" officeooo:rsid="0021d16c" officeooo:paragraph-rsid="0021d16c" style:font-name-asian="Open Sans" style:font-size-asian="12pt" style:font-size-complex="12pt"/>
    </style:style>
    <style:style style:name="P17" style:family="paragraph" style:parent-style-name="Standard">
      <style:text-properties style:font-name="Open Sans" fo:font-size="12pt" officeooo:rsid="002349da" officeooo:paragraph-rsid="002349da" style:font-name-asian="Open Sans" style:font-size-asian="12pt" style:font-size-complex="12pt"/>
    </style:style>
    <style:style style:name="P18" style:family="paragraph" style:parent-style-name="Standard">
      <style:text-properties style:font-name="Open Sans" fo:font-size="12pt" officeooo:rsid="00276ff3" officeooo:paragraph-rsid="00276ff3" style:font-name-asian="Open Sans" style:font-size-asian="12pt" style:font-size-complex="12pt"/>
    </style:style>
    <style:style style:name="P19" style:family="paragraph" style:parent-style-name="Standard">
      <style:text-properties style:font-name="Open Sans" fo:font-size="12pt" officeooo:rsid="00276ff3" officeooo:paragraph-rsid="002945d9" style:font-name-asian="Open Sans" style:font-size-asian="12pt" style:font-size-complex="12pt"/>
    </style:style>
    <style:style style:name="P20" style:family="paragraph" style:parent-style-name="Standard">
      <style:text-properties style:font-name="Open Sans" fo:font-size="12pt" officeooo:rsid="002945d9" officeooo:paragraph-rsid="002945d9" style:font-name-asian="Open Sans" style:font-size-asian="12pt" style:font-size-complex="12pt"/>
    </style:style>
    <style:style style:name="P21" style:family="paragraph" style:parent-style-name="Standard">
      <style:text-properties style:font-name="Open Sans" fo:font-size="12pt" officeooo:rsid="002bc4f2" officeooo:paragraph-rsid="002bc4f2" style:font-name-asian="Open Sans" style:font-size-asian="12pt" style:font-size-complex="12pt"/>
    </style:style>
    <style:style style:name="P22" style:family="paragraph" style:parent-style-name="Standard">
      <style:text-properties style:font-name="Open Sans" fo:font-size="12pt" officeooo:rsid="002fdd67" officeooo:paragraph-rsid="002fdd67" style:font-name-asian="Open Sans" style:font-size-asian="12pt" style:font-size-complex="12pt"/>
    </style:style>
    <style:style style:name="P23" style:family="paragraph" style:parent-style-name="Standard">
      <style:text-properties style:font-name="Open Sans" fo:font-size="12pt" officeooo:rsid="003007b9" officeooo:paragraph-rsid="003007b9" style:font-name-asian="Open Sans" style:font-size-asian="12pt" style:font-size-complex="12pt"/>
    </style:style>
    <style:style style:name="P24" style:family="paragraph" style:parent-style-name="Standard">
      <style:text-properties style:font-name="Open Sans" fo:font-size="12pt" officeooo:rsid="0031fa9d" officeooo:paragraph-rsid="0031fa9d" style:font-name-asian="Open Sans" style:font-size-asian="12pt" style:font-size-complex="12pt"/>
    </style:style>
    <style:style style:name="P25" style:family="paragraph" style:parent-style-name="Standard">
      <style:text-properties style:font-name="Open Sans" fo:font-size="12pt" officeooo:rsid="0032e049" officeooo:paragraph-rsid="0032e049" style:font-name-asian="Open Sans" style:font-size-asian="12pt" style:font-size-complex="12pt"/>
    </style:style>
    <style:style style:name="P26" style:family="paragraph" style:parent-style-name="Standard">
      <style:text-properties style:font-name="Open Sans" fo:font-size="12pt" officeooo:rsid="0032e1c5" officeooo:paragraph-rsid="0032e1c5" style:font-name-asian="Open Sans" style:font-size-asian="12pt" style:font-size-complex="12pt"/>
    </style:style>
    <style:style style:name="P27" style:family="paragraph" style:parent-style-name="Standard">
      <style:text-properties officeooo:paragraph-rsid="0010582e"/>
    </style:style>
    <style:style style:name="P28" style:family="paragraph" style:parent-style-name="Standard">
      <style:text-properties officeooo:paragraph-rsid="001166b7"/>
    </style:style>
    <style:style style:name="P29" style:family="paragraph" style:parent-style-name="Subtitle">
      <style:paragraph-properties fo:text-align="start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style:font-name="Open Sans" fo:font-size="12pt" style:font-name-asian="Open Sans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Open Sans" fo:font-size="12pt" officeooo:paragraph-rsid="000b5d6a" style:font-name-asian="Open Sans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Open Sans" fo:font-size="12pt" officeooo:paragraph-rsid="0010582e" style:font-name-asian="Open Sans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Open Sans" fo:font-size="12pt" officeooo:paragraph-rsid="001166b7" style:font-name-asian="Open Sans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Open Sans" fo:font-size="12pt" officeooo:rsid="000b5d6a" officeooo:paragraph-rsid="000b5d6a" style:font-name-asian="Open Sans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Open Sans" fo:font-size="12pt" officeooo:rsid="000b5d6a" officeooo:paragraph-rsid="0010582e" style:font-name-asian="Open Sans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Open Sans" fo:font-size="12pt" officeooo:rsid="000b5d6a" officeooo:paragraph-rsid="001166b7" style:font-name-asian="Open Sans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Open Sans" fo:font-size="12pt" officeooo:rsid="000bca09" officeooo:paragraph-rsid="000bca09" style:font-name-asian="Open Sans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Open Sans" fo:font-size="12pt" officeooo:rsid="000cc62f" officeooo:paragraph-rsid="000cc62f" style:font-name-asian="Open Sans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Open Sans" fo:font-size="12pt" officeooo:rsid="000ec149" officeooo:paragraph-rsid="000ec149" style:font-name-asian="Open Sans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Open Sans" fo:font-size="12pt" officeooo:rsid="0010de97" officeooo:paragraph-rsid="0010de97" style:font-name-asian="Open Sans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Open Sans" fo:font-size="12pt" officeooo:rsid="001166b7" officeooo:paragraph-rsid="001166b7" style:font-name-asian="Open Sans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Open Sans" officeooo:rsid="0013ae2f" officeooo:paragraph-rsid="0013ae2f" style:font-name-asian="Open Sans"/>
    </style:style>
    <style:style style:name="P43" style:family="paragraph" style:parent-style-name="Table_20_Contents">
      <style:paragraph-properties fo:text-align="center" style:justify-single-word="false"/>
      <style:text-properties style:font-name="Open Sans" style:font-name-asian="Open Sans"/>
    </style:style>
    <style:style style:name="P44" style:family="paragraph" style:parent-style-name="Text_20_body">
      <style:text-properties style:font-name="Open Sans" fo:font-size="12pt" officeooo:rsid="0004ae4f" officeooo:paragraph-rsid="0004ae4f" style:font-name-asian="Open Sans" style:font-size-asian="12pt" style:font-size-complex="12pt"/>
    </style:style>
    <style:style style:name="P45" style:family="paragraph" style:parent-style-name="Text_20_body">
      <style:text-properties style:font-name="Open Sans" fo:font-size="12pt" officeooo:rsid="0004ae4f" officeooo:paragraph-rsid="000b5d6a" style:font-name-asian="Open Sans" style:font-size-asian="12pt" style:font-size-complex="12pt"/>
    </style:style>
    <style:style style:name="P46" style:family="paragraph" style:parent-style-name="Text_20_body">
      <style:text-properties style:font-name="Open Sans" fo:font-size="12pt" officeooo:rsid="0004ae4f" officeooo:paragraph-rsid="0012a36b" style:font-name-asian="Open Sans" style:font-size-asian="12pt" style:font-size-complex="12pt"/>
    </style:style>
    <style:style style:name="P47" style:family="paragraph" style:parent-style-name="Text_20_body">
      <style:text-properties style:font-name="Open Sans" fo:font-size="12pt" officeooo:rsid="0004ae4f" officeooo:paragraph-rsid="0012a36b" fo:background-color="#333333" style:font-name-asian="Open Sans" style:font-size-asian="12pt" style:font-size-complex="12pt"/>
    </style:style>
    <style:style style:name="P48" style:family="paragraph" style:parent-style-name="Text_20_body">
      <style:text-properties style:font-name="Open Sans" fo:font-size="12pt" fo:background-color="#000000" style:font-name-asian="Open Sans" style:font-size-asian="12pt" style:font-size-complex="12pt"/>
    </style:style>
    <style:style style:name="P49" style:family="paragraph" style:parent-style-name="Text_20_body">
      <style:text-properties style:font-name="Open Sans" style:font-name-asian="Open Sans"/>
    </style:style>
    <style:style style:name="P50" style:family="paragraph" style:parent-style-name="Text_20_body">
      <style:paragraph-properties fo:text-align="center" style:justify-single-word="false"/>
      <style:text-properties style:font-name="Open Sans" officeooo:rsid="0012a36b" officeooo:paragraph-rsid="0013ae2f" style:font-name-asian="Open Sans"/>
    </style:style>
    <style:style style:name="P51" style:family="paragraph" style:parent-style-name="Standard">
      <style:paragraph-properties fo:break-before="page"/>
      <style:text-properties style:font-name="Open Sans" fo:font-size="12pt" officeooo:rsid="002bc4f2" officeooo:paragraph-rsid="002bc4f2" style:font-name-asian="Open Sans" style:font-size-asian="12pt" style:font-size-complex="12pt"/>
    </style:style>
    <style:style style:name="P52" style:family="paragraph" style:parent-style-name="Standard">
      <style:text-properties style:font-name="Open Sans" fo:font-size="12pt" officeooo:rsid="00351801" officeooo:paragraph-rsid="00351801" style:font-name-asian="Open Sans" style:font-size-asian="12pt" style:font-size-complex="12pt"/>
    </style:style>
    <style:style style:name="P53" style:family="paragraph" style:parent-style-name="Standard">
      <style:text-properties style:font-name="Open Sans" fo:font-size="12pt" officeooo:rsid="0035fcdf" officeooo:paragraph-rsid="0035fcdf" style:font-name-asian="Open Sans" style:font-size-asian="12pt" style:font-size-complex="12pt"/>
    </style:style>
    <style:style style:name="P54" style:family="paragraph" style:parent-style-name="Standard">
      <style:text-properties style:font-name="Open Sans" fo:font-size="12pt" officeooo:rsid="0037747b" officeooo:paragraph-rsid="0037747b" style:font-name-asian="Open Sans" style:font-size-asian="12pt" style:font-size-complex="12pt"/>
    </style:style>
    <style:style style:name="P55" style:family="paragraph" style:parent-style-name="Standard">
      <style:text-properties style:font-name="Open Sans" fo:font-size="12pt" officeooo:rsid="00393eb7" officeooo:paragraph-rsid="00393eb7" style:font-name-asian="Open Sans" style:font-size-asian="12pt" style:font-size-complex="12pt"/>
    </style:style>
    <style:style style:name="T1" style:family="text">
      <style:text-properties officeooo:rsid="000964b0"/>
    </style:style>
    <style:style style:name="T2" style:family="text">
      <style:text-properties officeooo:rsid="0010582e"/>
    </style:style>
    <style:style style:name="T3" style:family="text">
      <style:text-properties officeooo:rsid="001166b7"/>
    </style:style>
    <style:style style:name="T4" style:family="text">
      <style:text-properties officeooo:rsid="0012a36b"/>
    </style:style>
    <style:style style:name="T5" style:family="text">
      <style:text-properties officeooo:rsid="0013ae2f"/>
    </style:style>
    <style:style style:name="T6" style:family="text">
      <style:text-properties officeooo:rsid="002349da"/>
    </style:style>
    <style:style style:name="T7" style:family="text">
      <style:text-properties officeooo:rsid="0023ed82"/>
    </style:style>
    <style:style style:name="T8" style:family="text">
      <style:text-properties officeooo:rsid="002945d9"/>
    </style:style>
    <style:style style:name="T9" style:family="text">
      <style:text-properties officeooo:rsid="0029e6f2"/>
    </style:style>
    <style:style style:name="T10" style:family="text">
      <style:text-properties officeooo:rsid="002bd408"/>
    </style:style>
    <style:style style:name="T11" style:family="text">
      <style:text-properties officeooo:rsid="003007b9"/>
    </style:style>
    <style:style style:name="T12" style:family="text">
      <style:text-properties officeooo:rsid="00303c63"/>
    </style:style>
    <style:style style:name="T13" style:family="text">
      <style:text-properties officeooo:rsid="0032e049"/>
    </style:style>
    <style:style style:name="T14" style:family="text">
      <style:text-properties officeooo:rsid="003774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离散数学第一章</text:p>
      <text:p text:style-name="P29">1.1 命题逻辑</text:p>
      <text:h text:style-name="Heading_20_3" text:outline-level="3">1.1.3 条件语句</text:h>
      <text:p text:style-name="Text_20_body"/>
      <text:p text:style-name="P44">p → q 的真值表</text:p>
      <table:table table:name="条件语句pq真值表" table:style-name="条件语句pq真值表">
        <table:table-column table:style-name="条件语句pq真值表.A" table:number-columns-repeated="3"/>
        <table:table-row>
          <table:table-cell table:style-name="条件语句pq真值表.A1" office:value-type="string">
            <text:p text:style-name="P30">p</text:p>
          </table:table-cell>
          <table:table-cell table:style-name="条件语句pq真值表.A1" office:value-type="string">
            <text:p text:style-name="P30">q</text:p>
          </table:table-cell>
          <table:table-cell table:style-name="条件语句pq真值表.A1" office:value-type="string">
            <text:p text:style-name="P30">p→ q</text:p>
          </table:table-cell>
        </table:table-row>
        <table:table-row>
          <table:table-cell table:style-name="条件语句pq真值表.A1" office:value-type="string">
            <text:p text:style-name="P30">T</text:p>
          </table:table-cell>
          <table:table-cell table:style-name="条件语句pq真值表.A1" office:value-type="string">
            <text:p text:style-name="P30">T</text:p>
          </table:table-cell>
          <table:table-cell table:style-name="条件语句pq真值表.A1" office:value-type="string">
            <text:p text:style-name="P30">T</text:p>
          </table:table-cell>
        </table:table-row>
        <table:table-row>
          <table:table-cell table:style-name="条件语句pq真值表.A1" office:value-type="string">
            <text:p text:style-name="P30">T</text:p>
          </table:table-cell>
          <table:table-cell table:style-name="条件语句pq真值表.A1" office:value-type="string">
            <text:p text:style-name="P30">F</text:p>
          </table:table-cell>
          <table:table-cell table:style-name="条件语句pq真值表.A1" office:value-type="string">
            <text:p text:style-name="P30">F</text:p>
          </table:table-cell>
        </table:table-row>
        <table:table-row>
          <table:table-cell table:style-name="条件语句pq真值表.A1" office:value-type="string">
            <text:p text:style-name="P30">F</text:p>
          </table:table-cell>
          <table:table-cell table:style-name="条件语句pq真值表.A1" office:value-type="string">
            <text:p text:style-name="P30">T</text:p>
          </table:table-cell>
          <table:table-cell table:style-name="条件语句pq真值表.A1" office:value-type="string">
            <text:p text:style-name="P30">T</text:p>
          </table:table-cell>
        </table:table-row>
        <table:table-row>
          <table:table-cell table:style-name="条件语句pq真值表.A1" office:value-type="string">
            <text:p text:style-name="P30">F</text:p>
          </table:table-cell>
          <table:table-cell table:style-name="条件语句pq真值表.A1" office:value-type="string">
            <text:p text:style-name="P30">F</text:p>
          </table:table-cell>
          <table:table-cell table:style-name="条件语句pq真值表.A1" office:value-type="string">
            <text:p text:style-name="P30">T</text:p>
          </table:table-cell>
        </table:table-row>
      </table:table>
      <text:p text:style-name="P44"/>
      <text:p text:style-name="P44"/>
      <text:p text:style-name="P47">例 11 </text:p>
      <text:p text:style-name="P46">求条件语句的p → q 的逆命题, 逆否命题与反命题</text:p>
      <text:p text:style-name="P44"><text:span text:style-name="T1">a) </text:span>逆命题真值表</text:p>
      <text:p text:style-name="P45"/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P31">p</text:p>
          </table:table-cell>
          <table:table-cell table:style-name="表格1.A1" office:value-type="string">
            <text:p text:style-name="P31">q</text:p>
          </table:table-cell>
          <table:table-cell table:style-name="表格1.A1" office:value-type="string">
            <text:p text:style-name="P31">p→ q</text:p>
          </table:table-cell>
          <table:table-cell table:style-name="表格1.A1" office:value-type="string">
            <text:p text:style-name="P34">q → p</text:p>
          </table:table-cell>
        </table:table-row>
        <table:table-row>
          <table:table-cell table:style-name="表格1.A1" office:value-type="string">
            <text:p text:style-name="P31">T</text:p>
          </table:table-cell>
          <table:table-cell table:style-name="表格1.A1" office:value-type="string">
            <text:p text:style-name="P31">T</text:p>
          </table:table-cell>
          <table:table-cell table:style-name="表格1.A1" office:value-type="string">
            <text:p text:style-name="P31">T</text:p>
          </table:table-cell>
          <table:table-cell table:style-name="表格1.A1" office:value-type="string">
            <text:p text:style-name="P37">T</text:p>
          </table:table-cell>
        </table:table-row>
        <table:table-row>
          <table:table-cell table:style-name="表格1.A1" office:value-type="string">
            <text:p text:style-name="P31">T</text:p>
          </table:table-cell>
          <table:table-cell table:style-name="表格1.A1" office:value-type="string">
            <text:p text:style-name="P31">F</text:p>
          </table:table-cell>
          <table:table-cell table:style-name="表格1.A1" office:value-type="string">
            <text:p text:style-name="P31">F</text:p>
          </table:table-cell>
          <table:table-cell table:style-name="表格1.A1" office:value-type="string">
            <text:p text:style-name="P38">T</text:p>
          </table:table-cell>
        </table:table-row>
        <table:table-row>
          <table:table-cell table:style-name="表格1.A1" office:value-type="string">
            <text:p text:style-name="P31">F</text:p>
          </table:table-cell>
          <table:table-cell table:style-name="表格1.A1" office:value-type="string">
            <text:p text:style-name="P31">T</text:p>
          </table:table-cell>
          <table:table-cell table:style-name="表格1.A1" office:value-type="string">
            <text:p text:style-name="P31">T</text:p>
          </table:table-cell>
          <table:table-cell table:style-name="表格1.A1" office:value-type="string">
            <text:p text:style-name="P39">F</text:p>
          </table:table-cell>
        </table:table-row>
        <table:table-row>
          <table:table-cell table:style-name="表格1.A1" office:value-type="string">
            <text:p text:style-name="P31">F</text:p>
          </table:table-cell>
          <table:table-cell table:style-name="表格1.A1" office:value-type="string">
            <text:p text:style-name="P31">F</text:p>
          </table:table-cell>
          <table:table-cell table:style-name="表格1.A1" office:value-type="string">
            <text:p text:style-name="P31">T</text:p>
          </table:table-cell>
          <table:table-cell table:style-name="表格1.A1" office:value-type="string">
            <text:p text:style-name="P39">T</text:p>
          </table:table-cell>
        </table:table-row>
      </table:table>
      <text:p text:style-name="P1"/>
      <text:p text:style-name="P2">b) 否命题真值表</text:p>
      <text:p text:style-name="P3"/>
      <table:table table:name="表格2" table:style-name="表格2">
        <table:table-column table:style-name="表格2.A" table:number-columns-repeated="2"/>
        <table:table-column table:style-name="表格2.C"/>
        <table:table-column table:style-name="表格2.A"/>
        <table:table-column table:style-name="表格2.E"/>
        <table:table-row>
          <table:table-cell table:style-name="表格2.A1" office:value-type="string">
            <text:p text:style-name="P32">p</text:p>
          </table:table-cell>
          <table:table-cell table:style-name="表格2.A1" office:value-type="string">
            <text:p text:style-name="P32">q</text:p>
          </table:table-cell>
          <table:table-cell table:style-name="表格2.A1" office:value-type="string">
            <text:p text:style-name="P32">!<text:span text:style-name="T2">p</text:span></text:p>
          </table:table-cell>
          <table:table-cell table:style-name="表格2.A1" office:value-type="string">
            <text:p text:style-name="P35">!<text:span text:style-name="T2">q</text:span></text:p>
          </table:table-cell>
          <table:table-cell table:style-name="表格2.A1" office:value-type="string">
            <text:p text:style-name="P35">!<text:span text:style-name="T2">p → !q</text:span></text:p>
          </table:table-cell>
        </table:table-row>
        <table:table-row>
          <table:table-cell table:style-name="表格2.A1" office:value-type="string">
            <text:p text:style-name="P32">T</text:p>
          </table:table-cell>
          <table:table-cell table:style-name="表格2.A1" office:value-type="string">
            <text:p text:style-name="P32">T</text:p>
          </table:table-cell>
          <table:table-cell table:style-name="表格2.A1" office:value-type="string">
            <text:p text:style-name="P40">F</text:p>
          </table:table-cell>
          <table:table-cell table:style-name="表格2.A1" office:value-type="string">
            <text:p text:style-name="P40">F</text:p>
          </table:table-cell>
          <table:table-cell table:style-name="表格2.A1" office:value-type="string">
            <text:p text:style-name="P40">T</text:p>
          </table:table-cell>
        </table:table-row>
        <table:table-row>
          <table:table-cell table:style-name="表格2.A1" office:value-type="string">
            <text:p text:style-name="P32">T</text:p>
          </table:table-cell>
          <table:table-cell table:style-name="表格2.A1" office:value-type="string">
            <text:p text:style-name="P32">F</text:p>
          </table:table-cell>
          <table:table-cell table:style-name="表格2.A1" office:value-type="string">
            <text:p text:style-name="P40">F</text:p>
          </table:table-cell>
          <table:table-cell table:style-name="表格2.A1" office:value-type="string">
            <text:p text:style-name="P40">T</text:p>
          </table:table-cell>
          <table:table-cell table:style-name="表格2.A1" office:value-type="string">
            <text:p text:style-name="P40">T</text:p>
          </table:table-cell>
        </table:table-row>
        <table:table-row>
          <table:table-cell table:style-name="表格2.A1" office:value-type="string">
            <text:p text:style-name="P32">F</text:p>
          </table:table-cell>
          <table:table-cell table:style-name="表格2.A1" office:value-type="string">
            <text:p text:style-name="P32">T</text:p>
          </table:table-cell>
          <table:table-cell table:style-name="表格2.A1" office:value-type="string">
            <text:p text:style-name="P40">T</text:p>
          </table:table-cell>
          <table:table-cell table:style-name="表格2.A1" office:value-type="string">
            <text:p text:style-name="P40">F</text:p>
          </table:table-cell>
          <table:table-cell table:style-name="表格2.A1" office:value-type="string">
            <text:p text:style-name="P40">F</text:p>
          </table:table-cell>
        </table:table-row>
        <table:table-row table:style-name="表格2.5">
          <table:table-cell table:style-name="表格2.A1" office:value-type="string">
            <text:p text:style-name="P32">F</text:p>
          </table:table-cell>
          <table:table-cell table:style-name="表格2.A1" office:value-type="string">
            <text:p text:style-name="P32">F</text:p>
          </table:table-cell>
          <table:table-cell table:style-name="表格2.A1" office:value-type="string">
            <text:p text:style-name="P40">T</text:p>
          </table:table-cell>
          <table:table-cell table:style-name="表格2.A1" office:value-type="string">
            <text:p text:style-name="P40">T</text:p>
          </table:table-cell>
          <table:table-cell table:style-name="表格2.A1" office:value-type="string">
            <text:p text:style-name="P40">T</text:p>
          </table:table-cell>
        </table:table-row>
      </table:table>
      <text:p text:style-name="P27"/>
      <text:p text:style-name="P4">c) 逆否命题</text:p>
      <text:p text:style-name="P5"/>
      <table:table table:name="表格3" table:style-name="表格3">
        <table:table-column table:style-name="表格3.A" table:number-columns-repeated="2"/>
        <table:table-column table:style-name="表格3.C"/>
        <table:table-column table:style-name="表格3.A"/>
        <table:table-column table:style-name="表格3.E"/>
        <table:table-row>
          <table:table-cell table:style-name="表格3.A1" office:value-type="string">
            <text:p text:style-name="P33">p</text:p>
          </table:table-cell>
          <table:table-cell table:style-name="表格3.A1" office:value-type="string">
            <text:p text:style-name="P33">q</text:p>
          </table:table-cell>
          <table:table-cell table:style-name="表格3.A1" office:value-type="string">
            <text:p text:style-name="P33">!<text:span text:style-name="T3">q</text:span></text:p>
          </table:table-cell>
          <table:table-cell table:style-name="表格3.A1" office:value-type="string">
            <text:p text:style-name="P36">!<text:span text:style-name="T3">p</text:span></text:p>
          </table:table-cell>
          <table:table-cell table:style-name="表格3.A1" office:value-type="string">
            <text:p text:style-name="P36">!<text:span text:style-name="T3">q</text:span><text:span text:style-name="T2"> → !</text:span><text:span text:style-name="T3">p</text:span></text:p>
          </table:table-cell>
        </table:table-row>
        <table:table-row>
          <table:table-cell table:style-name="表格3.A1" office:value-type="string">
            <text:p text:style-name="P33">T</text:p>
          </table:table-cell>
          <table:table-cell table:style-name="表格3.A1" office:value-type="string">
            <text:p text:style-name="P33">T</text:p>
          </table:table-cell>
          <table:table-cell table:style-name="表格3.A1" office:value-type="string">
            <text:p text:style-name="P41">F</text:p>
          </table:table-cell>
          <table:table-cell table:style-name="表格3.A1" office:value-type="string">
            <text:p text:style-name="P41">F</text:p>
          </table:table-cell>
          <table:table-cell table:style-name="表格3.A1" office:value-type="string">
            <text:p text:style-name="P41">T</text:p>
          </table:table-cell>
        </table:table-row>
        <table:table-row>
          <table:table-cell table:style-name="表格3.A1" office:value-type="string">
            <text:p text:style-name="P33">T</text:p>
          </table:table-cell>
          <table:table-cell table:style-name="表格3.A1" office:value-type="string">
            <text:p text:style-name="P33">F</text:p>
          </table:table-cell>
          <table:table-cell table:style-name="表格3.A1" office:value-type="string">
            <text:p text:style-name="P41">T</text:p>
          </table:table-cell>
          <table:table-cell table:style-name="表格3.A1" office:value-type="string">
            <text:p text:style-name="P41">F</text:p>
          </table:table-cell>
          <table:table-cell table:style-name="表格3.A1" office:value-type="string">
            <text:p text:style-name="P41">F</text:p>
          </table:table-cell>
        </table:table-row>
        <text:soft-page-break/>
        <table:table-row>
          <table:table-cell table:style-name="表格3.A1" office:value-type="string">
            <text:p text:style-name="P33">F</text:p>
          </table:table-cell>
          <table:table-cell table:style-name="表格3.A1" office:value-type="string">
            <text:p text:style-name="P33">T</text:p>
          </table:table-cell>
          <table:table-cell table:style-name="表格3.A1" office:value-type="string">
            <text:p text:style-name="P41">F</text:p>
          </table:table-cell>
          <table:table-cell table:style-name="表格3.A1" office:value-type="string">
            <text:p text:style-name="P41">T</text:p>
          </table:table-cell>
          <table:table-cell table:style-name="表格3.A1" office:value-type="string">
            <text:p text:style-name="P41">T</text:p>
          </table:table-cell>
        </table:table-row>
        <table:table-row table:style-name="表格3.5">
          <table:table-cell table:style-name="表格3.A1" office:value-type="string">
            <text:p text:style-name="P33">F</text:p>
          </table:table-cell>
          <table:table-cell table:style-name="表格3.A1" office:value-type="string">
            <text:p text:style-name="P33">F</text:p>
          </table:table-cell>
          <table:table-cell table:style-name="表格3.A1" office:value-type="string">
            <text:p text:style-name="P41">T</text:p>
          </table:table-cell>
          <table:table-cell table:style-name="表格3.A1" office:value-type="string">
            <text:p text:style-name="P41">T</text:p>
          </table:table-cell>
          <table:table-cell table:style-name="表格3.A1" office:value-type="string">
            <text:p text:style-name="P41">T</text:p>
          </table:table-cell>
        </table:table-row>
      </table:table>
      <text:p text:style-name="P28"/>
      <text:p text:style-name="P48">例 <text:span text:style-name="T4">14</text:span></text:p>
      <text:p text:style-name="P49">构造符合命题 <text:span text:style-name="T4">(p v !q) →(p ^ q) 的真值表</text:span></text:p>
      <table:table table:name="11例14" table:style-name="_31_1例14">
        <table:table-column table:style-name="_31_1例14.A" table:number-columns-repeated="5"/>
        <table:table-column table:style-name="_31_1例14.F"/>
        <table:table-row>
          <table:table-cell table:style-name="_31_1例14.A1" office:value-type="string">
            <text:p text:style-name="P42">p</text:p>
          </table:table-cell>
          <table:table-cell table:style-name="_31_1例14.A1" office:value-type="string">
            <text:p text:style-name="P42">q</text:p>
          </table:table-cell>
          <table:table-cell table:style-name="_31_1例14.A1" office:value-type="string">
            <text:p text:style-name="P43">!<text:span text:style-name="T5">q</text:span></text:p>
          </table:table-cell>
          <table:table-cell table:style-name="_31_1例14.A1" office:value-type="string">
            <text:p text:style-name="P42">p v! q</text:p>
          </table:table-cell>
          <table:table-cell table:style-name="_31_1例14.A1" office:value-type="string">
            <text:p text:style-name="P42">p ^ q</text:p>
          </table:table-cell>
          <table:table-cell table:style-name="_31_1例14.A1" office:value-type="string">
            <text:p text:style-name="P50">(p v !q) →(p ^ q)</text:p>
          </table:table-cell>
        </table:table-row>
        <table:table-row>
          <table:table-cell table:style-name="_31_1例14.A1" office:value-type="string">
            <text:p text:style-name="P42">T</text:p>
          </table:table-cell>
          <table:table-cell table:style-name="_31_1例14.A1" office:value-type="string">
            <text:p text:style-name="P42">T</text:p>
          </table:table-cell>
          <table:table-cell table:style-name="_31_1例14.A1" office:value-type="string">
            <text:p text:style-name="P42">F</text:p>
          </table:table-cell>
          <table:table-cell table:style-name="_31_1例14.A1" office:value-type="string">
            <text:p text:style-name="P42">T</text:p>
          </table:table-cell>
          <table:table-cell table:style-name="_31_1例14.A1" office:value-type="string">
            <text:p text:style-name="P42">T</text:p>
          </table:table-cell>
          <table:table-cell table:style-name="_31_1例14.A1" office:value-type="string">
            <text:p text:style-name="P42">T</text:p>
          </table:table-cell>
        </table:table-row>
        <table:table-row>
          <table:table-cell table:style-name="_31_1例14.A1" office:value-type="string">
            <text:p text:style-name="P42">T</text:p>
          </table:table-cell>
          <table:table-cell table:style-name="_31_1例14.A1" office:value-type="string">
            <text:p text:style-name="P42">F</text:p>
          </table:table-cell>
          <table:table-cell table:style-name="_31_1例14.A1" office:value-type="string">
            <text:p text:style-name="P42">T</text:p>
          </table:table-cell>
          <table:table-cell table:style-name="_31_1例14.A1" office:value-type="string">
            <text:p text:style-name="P42">T</text:p>
          </table:table-cell>
          <table:table-cell table:style-name="_31_1例14.A1" office:value-type="string">
            <text:p text:style-name="P42">F</text:p>
          </table:table-cell>
          <table:table-cell table:style-name="_31_1例14.A1" office:value-type="string">
            <text:p text:style-name="P42">F</text:p>
          </table:table-cell>
        </table:table-row>
        <table:table-row>
          <table:table-cell table:style-name="_31_1例14.A1" office:value-type="string">
            <text:p text:style-name="P42">F</text:p>
          </table:table-cell>
          <table:table-cell table:style-name="_31_1例14.A1" office:value-type="string">
            <text:p text:style-name="P42">T</text:p>
          </table:table-cell>
          <table:table-cell table:style-name="_31_1例14.A1" office:value-type="string">
            <text:p text:style-name="P42">F</text:p>
          </table:table-cell>
          <table:table-cell table:style-name="_31_1例14.A1" office:value-type="string">
            <text:p text:style-name="P42">F</text:p>
          </table:table-cell>
          <table:table-cell table:style-name="_31_1例14.A1" office:value-type="string">
            <text:p text:style-name="P42">F</text:p>
          </table:table-cell>
          <table:table-cell table:style-name="_31_1例14.A1" office:value-type="string">
            <text:p text:style-name="P42">T</text:p>
          </table:table-cell>
        </table:table-row>
        <table:table-row table:style-name="_31_1例14.5">
          <table:table-cell table:style-name="_31_1例14.A1" office:value-type="string">
            <text:p text:style-name="P42">F</text:p>
          </table:table-cell>
          <table:table-cell table:style-name="_31_1例14.A1" office:value-type="string">
            <text:p text:style-name="P42">F</text:p>
          </table:table-cell>
          <table:table-cell table:style-name="_31_1例14.A1" office:value-type="string">
            <text:p text:style-name="P42">T</text:p>
          </table:table-cell>
          <table:table-cell table:style-name="_31_1例14.A1" office:value-type="string">
            <text:p text:style-name="P42">T</text:p>
          </table:table-cell>
          <table:table-cell table:style-name="_31_1例14.A1" office:value-type="string">
            <text:p text:style-name="P42">F</text:p>
          </table:table-cell>
          <table:table-cell table:style-name="_31_1例14.A1" office:value-type="string">
            <text:p text:style-name="P42">F</text:p>
          </table:table-cell>
        </table:table-row>
      </table:table>
      <text:p text:style-name="P49"/>
      <text:p text:style-name="P6">练习</text:p>
      <text:p text:style-name="P7"/>
      <text:p text:style-name="P7">1</text:p>
      <text:p text:style-name="P8">a) 是命题, 真值为 T;</text:p>
      <text:p text:style-name="P9">b) 是命题, 真值为 F;</text:p>
      <text:p text:style-name="P9">c) 是命题, 真值为 T;</text:p>
      <text:p text:style-name="P9">d) 是命题, 真值为 F;</text:p>
      <text:p text:style-name="P9">e) 不是命题;</text:p>
      <text:p text:style-name="P9">f) 不是命题;</text:p>
      <text:p text:style-name="P9"/>
      <text:p text:style-name="P10">2</text:p>
      <text:p text:style-name="P10">a) 不是命题;</text:p>
      <text:p text:style-name="P10">b) 不是命题;</text:p>
      <text:p text:style-name="P10">c) 是命题, 真值为 F;</text:p>
      <text:p text:style-name="P10">d) 不是命题;</text:p>
      <text:p text:style-name="P10">e) 是命题, 真值为 F;</text:p>
      <text:p text:style-name="P10">f) 不是命题</text:p>
      <text:p text:style-name="P10"/>
      <text:p text:style-name="P10">3</text:p>
      <text:p text:style-name="P11">a) 并非 Linda 比 Sanjay 年轻, 即 Linda 不比 Sanjay 年轻;</text:p>
      <text:p text:style-name="P11">b) 并非 Mei 比Isabella 挣得多, 即 Mei 不比 Isabella 挣得多;</text:p>
      <text:p text:style-name="P11">c) 并非Moshe 比 Monica 高, 即 Moshe 不比 Monica 高;</text:p>
      <text:p text:style-name="P11">d) 并非 Abby 比 Ricardo 富有, 即 Abby 不比 Ricardo 富有;</text:p>
      <text:p text:style-name="P11"/>
      <text:p text:style-name="P12">4</text:p>
      <text:p text:style-name="P13">a) Janice 并没有比 Juan 多 Facebook 好友;</text:p>
      <text:p text:style-name="P13">b) Quincy 并没有 Venkat 聪明;</text:p>
      <text:p text:style-name="P13">c) Zelda 开车去学校的里程比 Paola 近;</text:p>
      <text:p text:style-name="P13">d) Briana 睡觉的时间比 Gloria 短;</text:p>
      <text:p text:style-name="P14"><text:soft-page-break/>5</text:p>
      <text:p text:style-name="P14">a) Mei 没有 MP3 播放器;</text:p>
      <text:p text:style-name="P14">b) 新泽西有污染;</text:p>
      <text:p text:style-name="P14">c) 2 + 1 != 3;</text:p>
      <text:p text:style-name="P14">d) 缅因州的夏天并不热或者不晒;</text:p>
      <text:p text:style-name="P14"/>
      <text:p text:style-name="P15">6</text:p>
      <text:p text:style-name="P15">a) Jennifer 和 Teja 并不是朋友;</text:p>
      <text:p text:style-name="P15">b) 面包师说的一打没有 13 个;</text:p>
      <text:p text:style-name="P15">c) Abby 每天发送不超过 100 条文本信息;</text:p>
      <text:p text:style-name="P15">d) 121 并不是一个完全平方数;</text:p>
      <text:p text:style-name="P15"/>
      <text:p text:style-name="P15">7</text:p>
      <text:p text:style-name="P15">a) Steve 的笔记本电脑有少于等于 100GB空闲磁盘空间;</text:p>
      <text:p text:style-name="P15">b) Zach 没有阻止来自 Jennifer 的邮件, 或者Zach 并没有阻止来自 Jennifer 的短信;</text:p>
      <text:p text:style-name="P15">c) 7 * 11 * 13 != 999;</text:p>
      <text:p text:style-name="P15">d) <text:s/>Diane 周日骑自行车并没有骑 100 英里;</text:p>
      <text:p text:style-name="P15"/>
      <text:p text:style-name="P16">8</text:p>
      <text:p text:style-name="P16">a) <text:span text:style-name="T6">288 MB &gt; 256 MB &gt; 128 MB, 命题真值为 T;</text:span></text:p>
      <text:p text:style-name="P16"/>
      <text:p text:style-name="P17">b) 令命题 p 为 “智能手机 C 比智能手机 B 具有更多的 ROM”, q 为 ”智能手机 C 比智能手机 B 具有更高分辨率的相机”, 命题为 <text:span text:style-name="T7">p v q, 命题真值为 T;</text:span></text:p>
      <text:p text:style-name="P18"/>
      <text:p text:style-name="P19">c)</text:p>
      <text:p text:style-name="P19">令命题 p 为 “智能手机 B 比智能手机 A 具有更多的 RAM”,</text:p>
      <text:p text:style-name="P19">q 为 “智能手机 B 比智能手机 A 具有更多的 ROM”, </text:p>
      <text:p text:style-name="P19">r 为 “智能手机 B 比智能手机 A 具有更高分辨率的相机”, </text:p>
      <text:p text:style-name="P19">命题可以表示为 p ^ q ^ r, 命题的真值为 <text:span text:style-name="T8">F (命题 r 为 F);</text:span></text:p>
      <text:p text:style-name="P18"/>
      <text:p text:style-name="P20">d)</text:p>
      <text:p text:style-name="P20">令命题 p 为 “智能手机B比智能手机C有更多的RAM”, </text:p>
      <text:p text:style-name="P20">q 为 “智能手机B比智能手机C有更多的ROM”, </text:p>
      <text:p text:style-name="P20">r 为 “智能手机B比智能手机C有更高的分辨率”</text:p>
      <text:p text:style-name="P20">命题可以表示为 (p ^ q) → r, 命题的真值为 <text:span text:style-name="T9">F (p ^ q 为 T, 但是 r 为 F);</text:span></text:p>
      <text:p text:style-name="P20"/>
      <text:p text:style-name="P21">e)</text:p>
      <text:p text:style-name="P21">令命题 p 为 “智能手机 A 比智能手机B具有更多的 RAM”,</text:p>
      <text:p text:style-name="P21">令命题 q 为 “智能手机 B 比智能手机A具有更多的 RAM”,</text:p>
      <text:p text:style-name="P21">命题可以表示为 <text:span text:style-name="T10">p ↔ q, 命题的真值为 F;</text:span></text:p>
      <text:p text:style-name="P21"/>
      <text:p text:style-name="P51"/>
      <text:p text:style-name="P22">9</text:p>
      <text:p text:style-name="P22">a) 真值为 F;</text:p>
      <text:p text:style-name="P22">b) <text:span text:style-name="T13">p ^ q, </text:span>真值为 <text:span text:style-name="T11">T;</text:span></text:p>
      <text:p text:style-name="P23">c) <text:span text:style-name="T13">p v q, </text:span>真值为 <text:span text:style-name="T12">T;</text:span></text:p>
      <text:p text:style-name="P24">d) <text:span text:style-name="T13">p → q, </text:span>真值为 <text:span text:style-name="T13">T;</text:span></text:p>
      <text:p text:style-name="P25">e) p ↔ q, 真值为 T;</text:p>
      <text:p text:style-name="P25"/>
      <text:p text:style-name="P25">10</text:p>
      <text:p text:style-name="P26">a) 本周我没有买彩票;</text:p>
      <text:p text:style-name="P52">b) 本周我买了一张彩票, 或者我赢得了百万元大奖;</text:p>
      <text:p text:style-name="P53">c) 如果我本周买了一张彩票, 则我赢得了百万元大奖;</text:p>
      <text:p text:style-name="P53">d) 本周我买了一张彩票并且赢得了百万元大奖;</text:p>
      <text:p text:style-name="P53">e) 我赢得了百万元大奖当且仅当我本周买了一张彩票;</text:p>
      <text:p text:style-name="P54">f) 如果我本周没有买彩票, 则我没有赢得百万元大奖;</text:p>
      <text:p text:style-name="P55">g) 本周我没有买彩票并且我<text:span text:style-name="T14">没有赢得百万元大奖;</text:span></text:p>
      <text:p text:style-name="P55">h) 本周我没有买彩票, 或者本周我买了一张彩票并赢得百万元大奖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0-12-01T01:52:13.955000000</dc:date>
    <meta:editing-duration>PT5H9M38S</meta:editing-duration>
    <meta:editing-cycles>51</meta:editing-cycles>
    <meta:document-statistic meta:table-count="5" meta:image-count="0" meta:object-count="0" meta:page-count="4" meta:paragraph-count="198" meta:word-count="1139" meta:character-count="1780" meta:non-whitespace-character-count="1472"/>
  </office:meta>
</office:document-meta>
</file>